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able des Matières ▼ SuperColliderBrowseSearchIndexes<text:line-break/>SuperColliderBrowseSearchIndexes ▼<text:line-break/>Tutoriels/Démarrage | Tutoriels &gt; Démarrage<text:line-break/>09. Obtenir de l'aide<text:line-break/>Démarrer avec SuperCollider<text:line-break/>Voir aussi : 00. Débuter avec SC<text:line-break/>C'est probablement le bon moment pour s'arrêter et explorer quelques méthodes pour trouver plus d'informations. Vous êtes déjà familier avec les liens cliquables qui ont été utilisés jusqu'à présent dans ce tutoriel. En voici un exemple :<text:line-break/><text:line-break/>Aide<text:line-break/><text:line-break/>En cliquant sur ce lien, vous ouvrirez la fenêtre d'aide principale, qui contient un certain nombre de liens vers d'autres fichiers d'aide. Il serait bon, à un moment ou à un autre, de vous familiariser avec certains de ces fichiers. Encore une fois, ne vous inquiétez pas si tout n'est pas immédiatement clair pour vous. Apprendre un langage informatique, c'est parfois un peu comme se concentrer lentement sur quelque chose, plutôt que de l'obtenir immédiatement, et certaines informations peuvent être conservées pour référence ultérieure.<text:line-break/><text:line-break/>Classes et méthodes<text:line-break/>Nous avons maintenant appris suffisamment de théorie de la POO pour savoir que nous avons des classes, qui sont comme des modèles d'objets, et des instances, qui sont des objets créés à partir de ces modèles. Nous avons également des méthodes de classe et d'instance, qui peuvent prendre des arguments. Les méthodes de classe permettent de créer des instances (ainsi que certaines fonctions de commodité qui ne nécessitent pas d'instance réelle), tandis que les méthodes d'instance contrôlent et manipulent les instances. Il existe également des variables d'instance, qui sont des données spécifiques à chaque instance, et des variables de classe, qui sont des données communes à toutes les instances.<text:line-break/><text:line-break/>Rappelez-vous que tout ce qui, dans le code, commence par une lettre majuscule est une classe. La plupart des classes disposent de fichiers d'aide. Si vous sélectionnez une classe en double-cliquant dessus et que vous appuyez sur Cmd - d (c'est-à-dire que vous maintenez la touche Cmd enfoncée et que vous appuyez sur la touche d), le fichier d'aide de cette classe s'ouvrira s'il existe. (Si ce n'est pas le cas, vous obtiendrez la fenêtre d'aide principale.) Essayez-le avec l'exemple ci-dessous :<text:line-break/>SinOsc<text:line-break/>Vous devriez obtenir une fenêtre avec une brève description de la classe et de ce qu'elle fait, une liste de quelques méthodes et une description de leurs arguments. (N'oubliez pas que 'mul' et 'add' ne sont généralement pas expliqués).<text:line-break/><text:line-break/>En dessous se trouvent des exemples de la classe en action. Ces exemples peuvent être très utiles pour clarifier ce que fait exactement la classe et peuvent servir de point de départ à votre propre travail. Il est conseillé de les copier et de les coller dans une nouvelle fenêtre, puis de les modifier. (N'oubliez pas que SC ne vous empêchera pas de sauvegarder les fichiers modifiés, y compris ce tutoriel). C'est une excellente façon d'apprendre.<text:line-break/><text:line-break/>Vous vous demandez peut-être comment accéder aux fichiers d'aide pour Function et Array, puisqu'ils apparaissent souvent dans le code sous la forme {...} et [...]. Ce sont aussi des classes nommées, donc en tapant ce qui suit, vous pouvez aussi les sélectionner et faire Cmd- ? sur elles.<text:line-break/>Fonction<text:line-break/>Tableau<text:line-break/>Certaines méthodes ont également des fichiers d'aide, et il en existe un certain nombre sur des sujets généraux. La plupart d'entre elles sont répertoriées dans la fenêtre d'aide principale.<text:line-break/><text:soft-page-break/><text:line-break/>Raccourcis syntaxiques<text:line-break/>Vous vous souvenez de l'exemple de Mix(...) par rapport à Mix.new(...) ? SC dispose d'un certain nombre de formes abrégées ou de syntaxes alternatives. Un exemple courant est la distinction entre la notation fonctionnelle et la notation du récepteur. Cela signifie que la notation someObject.someMethod(anArg) est équivalente à someMethod(someObject, anArg). Voici un exemple concret. Les deux font exactement la même chose :<text:line-break/>{ SinOsc.ar(440, 0, 0.2) }.play ;<text:line-break/><text:line-break/>play({ SinOsc.ar(440, 0, 0.2) }) ;<text:line-break/>Vous trouverez de nombreux autres exemples de raccourcis syntaxiques dans la documentation de SC. Si vous voyez quelque chose que vous ne reconnaissez pas, vous pouvez consulter la rubrique Raccourcis syntaxiques, qui donne des exemples de la plupart de ces raccourcis.<text:line-break/><text:line-break/>Surveillance, etc.<text:line-break/>SC dispose de nombreuses autres méthodes pour trouver des informations sur les classes, les méthodes, etc. La plupart d'entre elles ne vous seront pas très utiles à ce stade, mais il est bon de les connaître pour une utilisation future. Des informations sur ces méthodes peuvent être trouvées dans les fichiers More on Getting Help et Internal Snooping (Introspection).<text:line-break/><text:line-break/>Pour plus d'informations, voir<text:line-break/><text:line-break/>En savoir plus sur l'obtention d'aide, Surveillance interne (Introspection), Raccourcis syntaxiques<text:line-break/><text:line-break/>Exercice suggéré<text:line-break/>Revenez sur les exemples des tutoriels précédents et essayez d'ouvrir les fichiers d'aide des différentes classes utilisées. Essayez les exemples, et si vous le souhaitez, ouvrez les fichiers d'aide pour les classes non familières utilisées dans ces exemples. Habituez-vous à Cmd-d, vous l'utiliserez souvent :-)<text:line-break/><text:line-break/>____________________<text:line-break/><text:line-break/>Ce document fait partie du tutoriel "Getting Started With SuperCollider".<text:line-break/><text:line-break/>Cliquez ici pour passer à la section suivante : 10. SynthDefs et Synths<text:line-break/><text:line-break/>Cliquez ici pour revenir à la table des matières : 00. Démarrer avec SC<text:line-break/><text:line-break/>Source du fichier d'aide : C:\NProgram Files\NSuperCollider-3.13.0\NHelpSource\NTutorials\NGetting-Started\N09-Getting-Help.schelp<text:line-break/>link::Tutorials/Getting-Started/09-Getting-Help: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3T22:44:48.162000000</meta:creation-date>
    <dc:date>2023-12-13T22:45:17.847000000</dc:date>
    <meta:editing-duration>PT30S</meta:editing-duration>
    <meta:editing-cycles>1</meta:editing-cycles>
    <meta:document-statistic meta:table-count="0" meta:image-count="0" meta:object-count="0" meta:page-count="2" meta:paragraph-count="1" meta:word-count="824" meta:character-count="5491" meta:non-whitespace-character-count="4651"/>
    <meta:generator>LibreOffice/7.6.2.1$Windows_X86_64 LibreOffice_project/56f7684011345957bbf33a7ee678afaf4d2ba333</meta:generator>
  </office:meta>
</office:document-meta>
</file>